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essionHandshakeInterceptorTests.doNotCauseSessionCre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SessionHandshakeInterceptorTests.doNotCopyHttp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tpSessionHandshakeInterceptorTests.default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HttpSessionHandshakeInterceptorTests.doNotCopy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ttpSessionHandshakeInterceptorTests.constructorWith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